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521cm" fo:margin-top="0cm" fo:margin-bottom="0cm" fo:break-before="auto" fo:break-after="auto" table:align="center" style:writing-mode="lr-tb"/>
    </style:style>
    <style:style style:name="Tableau1.A" style:family="table-column">
      <style:table-column-properties style:column-width="7.938cm"/>
    </style:style>
    <style:style style:name="Tableau1.B" style:family="table-column">
      <style:table-column-properties style:column-width="10.58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1.5" style:family="table-row">
      <style:table-row-properties style:min-row-height="1.919cm" fo:keep-together="auto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text-align="start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9900" loext:opacity="100%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6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2pt" style:font-size-asian="12pt" style:font-size-complex="12pt"/>
    </style:style>
    <style:style style:name="P7" style:family="paragraph" style:parent-style-name="normal">
      <style:paragraph-properties fo:margin-left="1.27cm" fo:margin-right="0cm" fo:line-height="100%" fo:text-align="center" style:justify-single-word="false" fo:orphans="0" fo:widows="0" fo:text-indent="0cm" style:auto-text-indent="false"/>
      <style:text-properties fo:font-size="12pt" style:font-size-asian="12pt" style:font-size-complex="12pt"/>
    </style:style>
    <style:style style:name="P8" style:family="paragraph" style:parent-style-name="normal" style:master-page-name="Standard">
      <style:paragraph-properties fo:text-align="center" style:justify-single-word="false" style:page-number="1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9" style:family="paragraph" style:parent-style-name="normal">
      <style:paragraph-properties fo:line-height="100%" fo:text-align="center" style:justify-single-word="false" fo:orphans="0" fo:widows="0"/>
      <style:text-properties fo:font-size="12pt" officeooo:rsid="001c9629" officeooo:paragraph-rsid="001c9629" style:font-size-asian="12pt" style:font-size-complex="12pt"/>
    </style:style>
    <style:style style:name="P10" style:family="paragraph" style:parent-style-name="normal" style:list-style-name="L1">
      <style:paragraph-properties fo:line-height="100%" fo:text-align="center" style:justify-single-word="false" fo:orphans="0" fo:widows="0"/>
      <style:text-properties fo:font-size="12pt" officeooo:rsid="002ef611" officeooo:paragraph-rsid="002ef611" style:font-size-asian="12pt" style:font-size-complex="12pt"/>
    </style:style>
    <style:style style:name="P11" style:family="paragraph" style:parent-style-name="normal" style:list-style-name="L1">
      <style:paragraph-properties fo:line-height="100%" fo:text-align="center" style:justify-single-word="false" fo:orphans="0" fo:widows="0"/>
      <style:text-properties fo:font-size="12pt" officeooo:rsid="002effc6" officeooo:paragraph-rsid="002effc6" style:font-size-asian="12pt" style:font-size-complex="12pt"/>
    </style:style>
    <style:style style:name="P12" style:family="paragraph" style:parent-style-name="normal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13" style:family="paragraph" style:parent-style-name="normal" style:list-style-name="WWNum5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4" style:family="paragraph" style:parent-style-name="normal" style:list-style-name="WWNum1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5" style:family="paragraph" style:parent-style-name="normal" style:list-style-name="WWNum4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6" style:family="paragraph" style:parent-style-name="normal" style:list-style-name="WWNum3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17" style:family="paragraph" style:parent-style-name="normal" style:list-style-name="WWNum5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officeooo:rsid="001b707e" officeooo:paragraph-rsid="001d7862" style:font-size-asian="12pt" style:font-size-complex="12pt"/>
    </style:style>
    <style:style style:name="P18" style:family="paragraph" style:parent-style-name="normal" style:list-style-name="WWNum2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officeooo:rsid="001c9629" officeooo:paragraph-rsid="001c9629" style:font-size-asian="12pt" style:font-size-complex="12pt"/>
    </style:style>
    <style:style style:name="P19" style:family="paragraph" style:parent-style-name="normal" style:list-style-name="WWNum5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officeooo:rsid="001c9629" officeooo:paragraph-rsid="001c9629" style:font-size-asian="12pt" style:font-size-complex="12pt"/>
    </style:style>
    <style:style style:name="P20" style:family="paragraph" style:parent-style-name="normal" style:list-style-name="WWNum3">
      <style:paragraph-properties fo:margin-left="1.27cm" fo:margin-right="0cm" fo:line-height="100%" fo:text-align="center" style:justify-single-word="false" fo:orphans="0" fo:widows="0" fo:text-indent="-0.635cm" style:auto-text-indent="false"/>
      <style:text-properties fo:font-size="12pt" officeooo:rsid="002de9f9" officeooo:paragraph-rsid="002de9f9" style:font-size-asian="12pt" style:font-size-complex="12pt"/>
    </style:style>
    <style:style style:name="P21" style:family="paragraph" style:parent-style-name="normal" style:list-style-name="WWNum1">
      <style:paragraph-properties fo:margin-left="1.27cm" fo:margin-right="0cm" fo:line-height="100%" fo:text-align="center" style:justify-single-word="false" fo:orphans="0" fo:widows="0" fo:text-indent="-0.635cm" style:auto-text-indent="false"/>
    </style:style>
    <style:style style:name="P22" style:family="paragraph" style:parent-style-name="normal" style:list-style-name="WWNum4">
      <style:paragraph-properties fo:margin-left="1.27cm" fo:margin-right="0cm" fo:line-height="100%" fo:text-align="center" style:justify-single-word="false" fo:orphans="0" fo:widows="0" fo:text-indent="-0.635cm" style:auto-text-indent="false"/>
    </style:style>
    <style:style style:name="P23" style:family="paragraph" style:parent-style-name="normal" style:list-style-name="WWNum2">
      <style:paragraph-properties fo:margin-left="1.27cm" fo:margin-right="0cm" fo:line-height="100%" fo:text-align="center" style:justify-single-word="false" fo:orphans="0" fo:widows="0" fo:text-indent="-0.635cm" style:auto-text-indent="false"/>
      <style:text-properties officeooo:paragraph-rsid="001c9629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20pt" style:text-underline-style="solid" style:text-underline-width="auto" style:text-underline-color="font-color" fo:font-weight="bold" officeooo:rsid="00308981" officeooo:paragraph-rsid="00308981" style:font-size-asian="20pt" style:font-weight-asian="bold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d23b" style:font-size-asian="12pt" style:font-size-complex="12pt"/>
    </style:style>
    <style:style style:name="T3" style:family="text">
      <style:text-properties fo:font-size="12pt" officeooo:rsid="001c9629" style:font-size-asian="12pt" style:font-size-complex="12pt"/>
    </style:style>
    <style:style style:name="T4" style:family="text">
      <style:text-properties fo:font-size="12pt" officeooo:rsid="0021217f" style:font-size-asian="12pt" style:font-size-complex="12pt"/>
    </style:style>
    <style:style style:name="T5" style:family="text">
      <style:text-properties fo:font-size="12pt" officeooo:rsid="0026120f" style:font-size-asian="12pt" style:font-size-complex="12pt"/>
    </style:style>
    <style:style style:name="T6" style:family="text">
      <style:text-properties fo:font-size="12pt" officeooo:rsid="0028d408" style:font-size-asian="12pt" style:font-size-complex="12pt"/>
    </style:style>
    <style:style style:name="T7" style:family="text">
      <style:text-properties fo:font-size="12pt" officeooo:rsid="002aed5d" style:font-size-asian="12pt" style:font-size-complex="12pt"/>
    </style:style>
    <style:style style:name="T8" style:family="text">
      <style:text-properties fo:font-size="12pt" officeooo:rsid="002b5187" style:font-size-asian="12pt" style:font-size-complex="12pt"/>
    </style:style>
    <style:style style:name="T9" style:family="text">
      <style:text-properties officeooo:rsid="001c300f"/>
    </style:style>
    <style:style style:name="T10" style:family="text">
      <style:text-properties officeooo:rsid="001d7862"/>
    </style:style>
    <style:style style:name="T11" style:family="text">
      <style:text-properties officeooo:rsid="0020d23b"/>
    </style:style>
    <style:style style:name="T12" style:family="text">
      <style:text-properties officeooo:rsid="0022a181"/>
    </style:style>
    <style:style style:name="T13" style:family="text">
      <style:text-properties officeooo:rsid="00239982"/>
    </style:style>
    <style:style style:name="T14" style:family="text">
      <style:text-properties officeooo:rsid="00256734"/>
    </style:style>
    <style:style style:name="T15" style:family="text">
      <style:text-properties officeooo:rsid="0026f3b1"/>
    </style:style>
    <style:style style:name="T16" style:family="text">
      <style:text-properties officeooo:rsid="00292600"/>
    </style:style>
    <style:style style:name="T17" style:family="text">
      <style:text-properties officeooo:rsid="002c8d49"/>
    </style:style>
    <style:style style:name="T18" style:family="text">
      <style:text-properties officeooo:rsid="002eff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ICTIONNAIRE</text:p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s</text:p>
          </table:table-cell>
          <table:table-cell table:style-name="Tableau1.A1" office:value-type="string">
            <text:p text:style-name="P4">Définitions</text:p>
          </table:table-cell>
        </table:table-row>
        <table:table-row table:style-name="Tableau1.1">
          <table:table-cell table:style-name="Tableau1.A1" office:value-type="string">
            <text:p text:style-name="P2">Candidat</text:p>
          </table:table-cell>
          <table:table-cell table:style-name="Tableau1.A1" office:value-type="string">
            <text:p text:style-name="P9"/>
            <text:list xml:id="list3627655450" text:style-name="WWNum5">
              <text:list-item>
                <text:p text:style-name="P13">chargé de poser les questions. </text:p>
              </text:list-item>
              <text:list-item>
                <text:p text:style-name="P19">Remplis <text:s/>les champs <text:span text:style-name="T13">de la fiche</text:span></text:p>
              </text:list-item>
              <text:list-item>
                <text:p text:style-name="P13">sous l’encadrement de 2 enseignants <text:span text:style-name="T10">encadrant.</text:span></text:p>
              </text:list-item>
              <text:list-item>
                <text:p text:style-name="P17">envoie s<text:span text:style-name="T14">a fiche</text:span> à vérifier <text:s/>au 2 enseignant <text:s/><text:span text:style-name="T10">encadrant.</text:span></text:p>
              </text:list-item>
            </text:list>
            <text:p text:style-name="P7">.</text:p>
          </table:table-cell>
        </table:table-row>
        <table:table-row table:style-name="Tableau1.1">
          <table:table-cell table:style-name="Tableau1.A1" office:value-type="string">
            <text:p text:style-name="P2">Enseignants</text:p>
            <text:p text:style-name="P2">encadrant</text:p>
          </table:table-cell>
          <table:table-cell table:style-name="Tableau1.A1" office:value-type="string">
            <text:p text:style-name="P3"/>
            <text:list xml:id="list319284393" text:style-name="WWNum1">
              <text:list-item>
                <text:p text:style-name="P14">Il encadre, conseille, informe les candidats.</text:p>
              </text:list-item>
              <text:list-item>
                <text:p text:style-name="P21"><text:span text:style-name="T1">Vérifie et accepte les </text:span><text:span text:style-name="T5">fiches</text:span><text:span text:style-name="T1"> candidats.</text:span></text:p>
              </text:list-item>
              <text:list-item>
                <text:p text:style-name="P14">Reçoit et envoie les <text:span text:style-name="T15">fiches</text:span> candidats au proviseur adjoint.</text:p>
              </text:list-item>
            </text:list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2">Proviseur Adjoint</text:p>
          </table:table-cell>
          <table:table-cell table:style-name="Tableau1.A1" office:value-type="string">
            <text:p text:style-name="P6"/>
            <text:list xml:id="list2873535727" text:style-name="WWNum4">
              <text:list-item>
                <text:p text:style-name="P15"><text:s/>Il s'occupe de l’administration de l’établissement.</text:p>
              </text:list-item>
              <text:list-item>
                <text:p text:style-name="P22"><text:span text:style-name="T1">Vérifie et accepte les f</text:span><text:span text:style-name="T6">iches</text:span><text:span text:style-name="T2"> des</text:span><text:span text:style-name="T1"> candidats.</text:span></text:p>
              </text:list-item>
              <text:list-item>
                <text:p text:style-name="P15">Reçoit les <text:span text:style-name="T11">f</text:span><text:span text:style-name="T16">iches</text:span> <text:span text:style-name="T11">des </text:span>candidats depuis les enseignants <text:span text:style-name="T9">encadrant.</text:span></text:p>
              </text:list-item>
            </text:list>
            <text:p text:style-name="P7"/>
          </table:table-cell>
        </table:table-row>
        <table:table-row table:style-name="Tableau1.5">
          <table:table-cell table:style-name="Tableau1.A1" office:value-type="string">
            <text:p text:style-name="P2">Jury</text:p>
          </table:table-cell>
          <table:table-cell table:style-name="Tableau1.A1" office:value-type="string">
            <text:list xml:id="list3889960523" text:style-name="WWNum2">
              <text:list-item>
                <text:p text:style-name="P18">Personne validant l’identité du candidat</text:p>
              </text:list-item>
              <text:list-item>
                <text:p text:style-name="P23"><text:span text:style-name="T3">compare </text:span><text:span text:style-name="T4">les f</text:span><text:span text:style-name="T7">iches</text:span><text:span text:style-name="T3"> imprimé <text:s/></text:span><text:span text:style-name="T4">par rapport <text:s/>au f</text:span><text:span text:style-name="T8">iches</text:span><text:span text:style-name="T4"> numérique grâce à un QRCode</text:span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list xml:id="list3736194429" text:style-name="WWNum3">
              <text:list-item>
                <text:p text:style-name="P16"><text:s/><text:span text:style-name="T17">Accède <text:s/>aux fiches candidats depuis le site WEB à l’aide de leur numéro INE</text:span></text:p>
              </text:list-item>
              <text:list-item>
                <text:p text:style-name="P20">Imprime les fiches candidats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9">F<text:span text:style-name="T12">iche</text:span></text:p>
          </table:table-cell>
          <table:table-cell table:style-name="Tableau1.A1" office:value-type="string">
            <text:list xml:id="list3870994159" text:style-name="L1">
              <text:list-item>
                <text:p text:style-name="P10">Formulaire remplis <text:s/>par le candidats (Nom, Prénom, Classe, Question<text:span text:style-name="T18">)</text:span></text:p>
              </text:list-item>
              <text:list-item>
                <text:p text:style-name="P11">Informations complémentaire : QRCODE avec N°INE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2-02-02T15:26:00.360000000</dc:date>
    <meta:editing-duration>PT16M1S</meta:editing-duration>
    <meta:editing-cycles>23</meta:editing-cycles>
    <meta:document-statistic meta:table-count="1" meta:image-count="0" meta:object-count="0" meta:page-count="1" meta:paragraph-count="27" meta:word-count="148" meta:character-count="913" meta:non-whitespace-character-count="798"/>
  </office:meta>
</office:document-meta>
</file>